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Tabela1" style:family="table">
      <style:table-properties style:width="5.861cm" table:align="left"/>
    </style:style>
    <style:style style:name="Tabela1.A" style:family="table-column">
      <style:table-column-properties style:column-width="2.905cm"/>
    </style:style>
    <style:style style:name="Tabela1.B" style:family="table-column">
      <style:table-column-properties style:column-width="2.956cm"/>
    </style:style>
    <style:style style:name="Tabela1.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top="0cm" fo:margin-bottom="0cm"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a1" table:style-name="Tabela1">
        <table:table-column table:style-name="Tabela1.A"/>
        <table:table-column table:style-name="Tabela1.B"/>
        <table:table-row>
          <table:table-cell table:style-name="Tabela1.A1" office:value-type="string">
            <text:p text:style-name="Table_20_Contents">Original author </text:p>
          </table:table-cell>
          <table:table-cell table:style-name="Tabela1.A1" office:value-type="string">
            <text:p text:style-name="Table_20_Contents">Dmitry Kurtaev </text:p>
          </table:table-cell>
        </table:table-row>
        <table:table-row>
          <table:table-cell table:style-name="Tabela1.A1" office:value-type="string">
            <text:p text:style-name="Table_20_Contents">Compatibility </text:p>
          </table:table-cell>
          <table:table-cell table:style-name="Tabela1.A1" office:value-type="string">
            <text:p text:style-name="Table_20_Contents">OpenCV &gt;= 3.3 </text:p>
          </table:table-cell>
        </table:table-row>
      </table:table>
      <text:h text:style-name="P1" text:outline-level="1"><text:bookmark text:name="autotoc_md395"/>Introduction</text:h>
      <text:p text:style-name="Text_20_body">Halide code is the same for every device we use. But for achieving the satisfied efficiency we should schedule computations properly. In this tutorial we describe the ways to schedule your networks using Halide backend in OpenCV deep learning module.</text:p>
      <text:p text:style-name="Text_20_body">For better understanding of Halide scheduling you might want to read tutorials @ <text:a xlink:type="simple" xlink:href="http://halide-lang.org/tutorials" text:style-name="Internet_20_link" text:visited-style-name="Visited_20_Internet_20_Link">http://halide-lang.org/tutorials</text:a>.</text:p>
      <text:p text:style-name="Text_20_body">If it's your first meeting with Halide in OpenCV, we recommend to start from <text:a xlink:type="simple" xlink:href="https://docs.opencv.org/4.x/de/d37/tutorial_dnn_halide.html" text:style-name="Internet_20_link" text:visited-style-name="Visited_20_Internet_20_Link">How to enable Halide backend for improve efficiency</text:a>.</text:p>
      <text:h text:style-name="P1" text:outline-level="1"><text:bookmark text:name="autotoc_md396"/>Configuration files</text:h>
      <text:p text:style-name="Text_20_body">You can schedule computations of Halide pipeline by writing textual configuration files. It means that you can easily vectorize, parallelize and manage loops order of layers computation. Pass path to file with scheduling directives for specific device into <text:a xlink:type="simple" xlink:href="https://docs.opencv.org/4.x/db/d30/classcv_1_1dnn_1_1Net.html#a56fbff351d1e0a47fb5aabf6915fc279" text:style-name="Internet_20_link" text:visited-style-name="Visited_20_Internet_20_Link"><text:span text:style-name="Source_20_Text">cv::dnn::Net::setHalideScheduler</text:span></text:a> before the first <text:a xlink:type="simple" xlink:href="https://docs.opencv.org/4.x/db/d30/classcv_1_1dnn_1_1Net.html#a98ed94cb6ef7063d3697259566da310b" text:style-name="Internet_20_link" text:visited-style-name="Visited_20_Internet_20_Link"><text:span text:style-name="Source_20_Text">cv::dnn::Net::forward</text:span></text:a> call.</text:p>
      <text:p text:style-name="Text_20_body">Scheduling configuration files represented as YAML files where each node is a scheduled function or a scheduling directive. </text:p>
      <text:p text:style-name="P2">relu1:</text:p>
      <text:p text:style-name="P2">reorder: [x, c, y]</text:p>
      <text:p text:style-name="P2">split: { y: 2, c: 8 }</text:p>
      <text:p text:style-name="P2">parallel: [yo, co]</text:p>
      <text:p text:style-name="P2">unroll: yi</text:p>
      <text:p text:style-name="P2">vectorize: { x: 4 }</text:p>
      <text:p text:style-name="P2">conv1_constant_exterior:</text:p>
      <text:p text:style-name="Text_20_body">compute_at: { relu1: yi }</text:p>
      <text:p text:style-name="Text_20_body">Considered use variables <text:span text:style-name="Source_20_Text">n</text:span> for batch dimension, <text:span text:style-name="Source_20_Text">c</text:span> for channels, <text:span text:style-name="Source_20_Text">y</text:span> for rows and <text:span text:style-name="Source_20_Text">x</text:span> for columns. For variables after split are used names with the same prefix but <text:span text:style-name="Source_20_Text">o</text:span> and <text:span text:style-name="Source_20_Text">i</text:span> suffixes for outer and inner variables correspondingly. In example, for variable <text:span text:style-name="Source_20_Text">x</text:span> in range <text:span text:style-name="Source_20_Text">[0, 10)</text:span> directive <text:span text:style-name="Source_20_Text">split: { x: 2 }</text:span> gives new ones <text:span text:style-name="Source_20_Text">xo</text:span> in range <text:span text:style-name="Source_20_Text">[0, 5)</text:span> and <text:span text:style-name="Source_20_Text">xi</text:span> in range <text:span text:style-name="Source_20_Text">[0, 2)</text:span>. Variable name <text:span text:style-name="Source_20_Text">x</text:span> is no longer available in the same scheduling node.</text:p>
      <text:p text:style-name="Text_20_body">You can find scheduling examples at <text:a xlink:type="simple" xlink:href="https://github.com/opencv/opencv_extra/tree/4.x/testdata/dnn" office:target-frame-name="_blank" xlink:show="new" text:style-name="Internet_20_link" text:visited-style-name="Visited_20_Internet_20_Link">opencv_extra/testdata/dnn</text:a> and use it for schedule your networks.</text:p>
      <text:h text:style-name="P1" text:outline-level="1"><text:bookmark text:name="autotoc_md397"/><text:soft-page-break/>Layers fusing</text:h>
      <text:p text:style-name="Text_20_body">Thanks to layers fusing we can schedule only the top layers of fused sets. Because for every output value we use the fused formula. In example, if you have three layers Convolution + Scale + ReLU one by one, </text:p>
      <text:p text:style-name="P2">conv(x, y, c, n) = sum(...) + bias(c);</text:p>
      <text:p text:style-name="P2">scale(x, y, c, n) = conv(x, y, c, n) * weights(c);</text:p>
      <text:p text:style-name="Text_20_body">relu(x, y, c, n) = max(scale(x, y, c, n), 0);</text:p>
      <text:p text:style-name="Text_20_body">fused function is something like </text:p>
      <text:p text:style-name="Text_20_body">relu(x, y, c, n) = max((sum(...) + bias(c)) * weights(c), 0);</text:p>
      <text:p text:style-name="Text_20_body">So only function called <text:span text:style-name="Source_20_Text">relu</text:span> require scheduling.</text:p>
      <text:h text:style-name="P1" text:outline-level="1"><text:bookmark text:name="autotoc_md398"/>Scheduling patterns</text:h>
      <text:p text:style-name="Text_20_body">Sometimes networks built using blocked structure that means some layer are identical or quite similar. If you want to apply the same scheduling for different layers accurate to tiling or vectorization factors, define scheduling patterns in section <text:span text:style-name="Source_20_Text">patterns</text:span> at the beginning of scheduling file. Also, your patterns may use some parametric variables. </text:p>
      <text:p text:style-name="P2"># At the beginning of the file</text:p>
      <text:p text:style-name="P2">patterns:</text:p>
      <text:p text:style-name="P2">fully_connected:</text:p>
      <text:p text:style-name="P2">split: { c: c_split }</text:p>
      <text:p text:style-name="P2">fuse: { src: [x, y, co], dst: block }</text:p>
      <text:p text:style-name="P2">parallel: block</text:p>
      <text:p text:style-name="P2">vectorize: { ci: c_split }</text:p>
      <text:p text:style-name="P2"># Somewhere below</text:p>
      <text:p text:style-name="P2">fc8:</text:p>
      <text:p text:style-name="P2">pattern: fully_connected</text:p>
      <text:p text:style-name="Text_20_body">params: { c_split: 8 }</text:p>
      <text:h text:style-name="P1" text:outline-level="1"><text:bookmark text:name="autotoc_md399"/>Automatic scheduling</text:h>
      <text:p text:style-name="Text_20_body">You can let DNN to schedule layers automatically. Just skip call of <text:a xlink:type="simple" xlink:href="https://docs.opencv.org/4.x/db/d30/classcv_1_1dnn_1_1Net.html#a56fbff351d1e0a47fb5aabf6915fc279" text:style-name="Internet_20_link" text:visited-style-name="Visited_20_Internet_20_Link"><text:span text:style-name="Source_20_Text">cv::dnn::Net::setHalideScheduler</text:span></text:a>. Sometimes it might be even more efficient than manual scheduling. But if specific layers require be scheduled manually, you would be able to mix both manual and automatic scheduling ways. Write scheduling file and skip layers that you want to be scheduled automatically.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teusz Pomianek</meta:initial-creator>
    <meta:creation-date>2026-03-24T15:15:53.880205358</meta:creation-date>
    <dc:date>2026-03-24T15:16:16.115216199</dc:date>
    <dc:creator>Mateusz Pomianek</dc:creator>
    <meta:editing-duration>PT22S</meta:editing-duration>
    <meta:editing-cycles>1</meta:editing-cycles>
    <meta:document-statistic meta:table-count="1" meta:image-count="0" meta:object-count="0" meta:page-count="2" meta:paragraph-count="44" meta:word-count="517" meta:character-count="3179" meta:non-whitespace-character-count="2697"/>
    <meta:generator>LibreOffice/25.8.5.2$Linux_X86_64 LibreOffice_project/580$Build-2</meta:generator>
  </office:meta>
</office:document-meta>
</file>